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5.35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22pt" fo:font-weight="bold" officeooo:rsid="000adc23" officeooo:paragraph-rsid="000adc23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officeooo:rsid="000adc23" officeooo:paragraph-rsid="000adc23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paragraph-rsid="000adc2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>
      <style:text-properties fo:font-size="14pt" fo:font-weight="bold" officeooo:rsid="000adc23" officeooo:paragraph-rsid="000adc23" style:font-size-asian="12.25pt" style:font-weight-asian="bold" style:font-size-complex="14pt" style:font-weight-complex="bold"/>
    </style:style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officeooo:rsid="000adc23" style:font-size-asian="12.25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GPT Normal : </text:p>
      <text:p text:style-name="P1"/>
      <text:p text:style-name="P2">Q.Tell me my kundli , my details are : Kapil , 23 Oct 2005 ,</text:p>
      <text:p text:style-name="P2">6AM Morning , Haryana,India.</text:p>
      <text:p text:style-name="P3"><text:span text:style-name="T2">Ans - </text:span><text:span text:style-name="T1">To generate a Kundli (Janam Kundli / birth chart), the following are typically needed:</text:span></text:p>
      <text:list text:style-name="L1">
        <text:list-item>
          <text:p text:style-name="P4"><text:span text:style-name="Strong_20_Emphasis">Full Name</text:span>: Kapil ✅</text:p>
        </text:list-item>
        <text:list-item>
          <text:p text:style-name="P4"><text:span text:style-name="Strong_20_Emphasis">Date of Birth</text:span>: 23 October 2005 ✅</text:p>
        </text:list-item>
        <text:list-item>
          <text:p text:style-name="P4"><text:span text:style-name="Strong_20_Emphasis">Time of Birth</text:span>: 6:00 AM ✅</text:p>
        </text:list-item>
        <text:list-item>
          <text:p text:style-name="P4"><text:span text:style-name="Strong_20_Emphasis">Place of Birth</text:span>: Haryana, India ✅ (Please confirm the exact <text:span text:style-name="Strong_20_Emphasis">city or town</text:span> in Haryana, e.g., Gurgaon, Hisar, Rohtak, etc.)</text:p>
        </text:list-item>
      </text:list>
      <text:p text:style-name="Text_20_body">Once you confirm your <text:span text:style-name="Strong_20_Emphasis">city of birth</text:span>, I can proceed with calculating:</text:p>
      <text:h text:style-name="Heading_20_3" text:outline-level="3">Your Kundli Includes:</text:h>
      <text:list text:style-name="L2">
        <text:list-item>
          <text:p text:style-name="P5"><text:span text:style-name="Strong_20_Emphasis">Rashi (Moon Sign)</text:span></text:p>
        </text:list-item>
        <text:list-item>
          <text:p text:style-name="P5"><text:span text:style-name="Strong_20_Emphasis">Lagna (Ascendant Sign)</text:span></text:p>
        </text:list-item>
        <text:list-item>
          <text:p text:style-name="P5"><text:span text:style-name="Strong_20_Emphasis">Nakshatra (Birth Star)</text:span></text:p>
        </text:list-item>
        <text:list-item>
          <text:p text:style-name="P5"><text:span text:style-name="Strong_20_Emphasis">Planetary Positions (Sun, Moon, Mars, etc.)</text:span></text:p>
        </text:list-item>
        <text:list-item>
          <text:p text:style-name="P5"><text:span text:style-name="Strong_20_Emphasis">Navamsa Chart (D9)</text:span></text:p>
        </text:list-item>
        <text:list-item>
          <text:p text:style-name="P5"><text:span text:style-name="Strong_20_Emphasis">Dasha Periods (Vimshottari)</text:span></text:p>
        </text:list-item>
        <text:list-item>
          <text:p text:style-name="P5"><text:span text:style-name="Strong_20_Emphasis">Panchang Elements (Tithi, Yoga, Karana)</text:span></text:p>
        </text:list-item>
      </text:list>
      <text:p text:style-name="Text_20_body">I can generate this using astrological rules or guide you to trusted astrology engines for graphical charts.</text:p>
      <text:p text:style-name="Text_20_body">Please reply with your <text:span text:style-name="Strong_20_Emphasis">exact birthplace (city or town)</text:span> in Haryana.</text:p>
      <text:p text:style-name="P2">City : Gurugram → </text:p>
      <text:p text:style-name="P13">Here’s your Vedic Kundli breakdown based on your birth details:</text:p>
      <text:p text:style-name="Text_20_body"><text:span text:style-name="Strong_20_Emphasis">🪐 Birth Details</text:span></text:p>
      <text:list text:style-name="L3">
        <text:list-item>
          <text:p text:style-name="P6"><text:span text:style-name="Strong_20_Emphasis">Name:</text:span> Kapil</text:p>
        </text:list-item>
        <text:list-item>
          <text:p text:style-name="P6"><text:span text:style-name="Strong_20_Emphasis">Date:</text:span> 23 October 2005</text:p>
        </text:list-item>
        <text:list-item>
          <text:p text:style-name="P6"><text:span text:style-name="Strong_20_Emphasis">Time:</text:span> 6:00 AM IST</text:p>
        </text:list-item>
        <text:list-item>
          <text:p text:style-name="P6"><text:span text:style-name="Strong_20_Emphasis">Place:</text:span> Gurugram, Haryana, India</text:p>
        </text:list-item>
      </text:list>
      <text:p text:style-name="Horizontal_20_Line"/>
      <text:h text:style-name="Heading_20_3" text:outline-level="3">1. Moon Sign (Rāśi) &amp; Nakshatra</text:h>
      <text:list text:style-name="L4">
        <text:list-item>
          <text:p text:style-name="P7"><text:span text:style-name="Strong_20_Emphasis">Moon in Cancer</text:span>: Reflects a deeply intuitive, sensitive personality with strong empathy. You're guided by feelings and often intuitive insight <text:soft-page-break/><text:a xlink:type="simple" xlink:href="https://astronumerology.net/2005/10/23/astrology?utm_source=chatgpt.com" office:target-frame-name="_blank" xlink:show="new" text:style-name="Internet_20_link" text:visited-style-name="Visited_20_Internet_20_Link">scribd.com+13astronumerology.net+13astrosofa.com+13</text:a><text:a xlink:type="simple" xlink:href="https://id.scribd.com/document/679980241/467585-2?utm_source=chatgpt.com" office:target-frame-name="_blank" xlink:show="new" text:style-name="Internet_20_link" text:visited-style-name="Visited_20_Internet_20_Link">reddit.com+8id.scribd.com+8drikpanchang.com+8</text:a>.</text:p>
        </text:list-item>
        <text:list-item>
          <text:p text:style-name="P7">The precise Nakshatra (birth star) would require exact coordinates and can be calculated via specialized software.</text:p>
        </text:list-item>
      </text:list>
      <text:p text:style-name="Horizontal_20_Line"/>
      <text:h text:style-name="Heading_20_3" text:outline-level="3">2. Ascendant (Lagna) &amp; Rising Sign</text:h>
      <text:list text:style-name="L5">
        <text:list-item>
          <text:p text:style-name="P8">With a 6 AM birth in Gurugram, your rising sign is likely either <text:span text:style-name="Strong_20_Emphasis">Cancer</text:span> or <text:span text:style-name="Strong_20_Emphasis">Leo</text:span>, depending on the exact local sunrise time.</text:p>
        </text:list-item>
        <text:list-item>
          <text:p text:style-name="P8">Precise Ascendant calculation needs an astrological charting tool to account for local latitude/longitude and exact sidereal time.</text:p>
        </text:list-item>
      </text:list>
      <text:p text:style-name="Horizontal_20_Line"/>
      <text:h text:style-name="Heading_20_3" text:outline-level="3">3. Planetary Positions (Estimated)</text:h>
      <text:p text:style-name="Text_20_body">Without a full chart generator, here’s a general idea based on planetary positions on your date:</text:p>
      <text:list text:style-name="L6">
        <text:list-item>
          <text:p text:style-name="P9"><text:span text:style-name="Strong_20_Emphasis">Sun</text:span> transitioned into <text:span text:style-name="Strong_20_Emphasis">Scorpio</text:span> around early morning Oct 23, 2005 <text:a xlink:type="simple" xlink:href="https://www.astrosofa.com/horoscope/aspects/2005/10/23?utm_source=chatgpt.com" office:target-frame-name="_blank" xlink:show="new" text:style-name="Internet_20_link" text:visited-style-name="Visited_20_Internet_20_Link">astrosofa.com</text:a>.</text:p>
        </text:list-item>
        <text:list-item>
          <text:p text:style-name="P9"><text:span text:style-name="Strong_20_Emphasis">Moon</text:span> was in <text:span text:style-name="Strong_20_Emphasis">Cancer</text:span> on the same day <text:a xlink:type="simple" xlink:href="https://www.astrosofa.com/in_en/horoscope/aspects/2005/2/23?utm_source=chatgpt.com" office:target-frame-name="_blank" xlink:show="new" text:style-name="Internet_20_link" text:visited-style-name="Visited_20_Internet_20_Link">reddit.com+3astrosofa.com+3reddit.com+3</text:a>.</text:p>
        </text:list-item>
        <text:list-item>
          <text:p text:style-name="P9">Other planets—Mercury, Venus, Mars, Jupiter, Saturn—need chart calculation tools (like AstroSage, ePanchang, etc.) to determine their exact zodiac houses and degrees.</text:p>
        </text:list-item>
      </text:list>
      <text:p text:style-name="Horizontal_20_Line"/>
      <text:h text:style-name="Heading_20_3" text:outline-level="3">4. Panchāṅg Details</text:h>
      <text:p text:style-name="Text_20_body">For a full Panchāṅg—Tithi, Karana, Yoga, etc.—professional panchāṅg software is recommended. Tools like Drik Panchang or Epanchang can generate those details accurately.</text:p>
      <text:p text:style-name="Horizontal_20_Line"/>
      <text:h text:style-name="Heading_20_3" text:outline-level="3">5. Dashā Period (Vimśottari Dasha)</text:h>
      <text:list text:style-name="L7">
        <text:list-item>
          <text:p text:style-name="P10">You were likely in <text:span text:style-name="Strong_20_Emphasis">Moon Mahādasha</text:span>, followed by <text:span text:style-name="Strong_20_Emphasis">Moon–Mars Antardasha</text:span>, progressing through planetary sub-periods each year.</text:p>
        </text:list-item>
        <text:list-item>
          <text:p text:style-name="P10">Exact dashā sequence and timing should be generated using a trusted Vedic chart tool.</text:p>
        </text:list-item>
      </text:list>
      <text:p text:style-name="Horizontal_20_Line"/>
      <text:h text:style-name="Heading_20_3" text:outline-level="3">Recommendations</text:h>
      <text:p text:style-name="Text_20_body">To get a precise Kundli with full charts and timings (Ascendant, Navamsa chart, houses, dashās, doshes like Manglik, etc.), I recommend:</text:p>
      <text:list text:style-name="L8">
        <text:list-item>
          <text:p text:style-name="P11"><text:span text:style-name="Strong_20_Emphasis">ePanchang</text:span> or <text:span text:style-name="Strong_20_Emphasis">AstroSage birth-chart calculator</text:span>—these generate full North/South Indian style charts <text:a xlink:type="simple" xlink:href="https://www.epanchang.com/indian-astrology-birth-chart-calculator?utm_source=chatgpt.com" office:target-frame-name="_blank" xlink:show="new" text:style-name="Internet_20_link" text:visited-style-name="Visited_20_Internet_20_Link">reddit.com+3epanchang.com+3reddit.com+3</text:a><text:a xlink:type="simple" xlink:href="https://www.reddit.com/r/vedic_astro_questions/comments/1edrvd9?utm_source=chatgpt.com" office:target-frame-name="_blank" xlink:show="new" text:style-name="Internet_20_link" text:visited-style-name="Visited_20_Internet_20_Link">reddit.com+4reddit.com+4reddit.com+4</text:a>.</text:p>
        </text:list-item>
        <text:list-item>
          <text:p text:style-name="P11"><text:soft-page-break/>Consult a <text:span text:style-name="Strong_20_Emphasis">certified Vedic astrologer</text:span> who can interpret your Navamsa chart, doshas, and predictive dashā.</text:p>
        </text:list-item>
      </text:list>
      <text:p text:style-name="Horizontal_20_Line"/>
      <text:h text:style-name="Heading_20_3" text:outline-level="3">Summary</text:h>
      <text:list text:style-name="L9">
        <text:list-item>
          <text:p text:style-name="P12"><text:span text:style-name="Strong_20_Emphasis">Strong emotional insight</text:span> (Moon in Cancer)</text:p>
        </text:list-item>
        <text:list-item>
          <text:p text:style-name="P12">Likely <text:span text:style-name="Strong_20_Emphasis">Scorpio Sun</text:span> — passionate and intense</text:p>
        </text:list-item>
        <text:list-item>
          <text:p text:style-name="P12"><text:span text:style-name="Strong_20_Emphasis">Ascendant</text:span> around Cancer/Leo — shaping your outward personality</text:p>
        </text:list-item>
        <text:list-item>
          <text:p text:style-name="P12">Accurate <text:span text:style-name="Strong_20_Emphasis">Lagna, dashā, house positions</text:span> require full chart software</text:p>
        </text:list-item>
      </text:list>
      <text:p text:style-name="P2"/>
      <text:p text:style-name="P2"/>
      <text:p text:style-name="P2"/>
      <text:p text:style-name="P2"/>
      <text:p text:style-name="P2"/>
      <text:p text:style-name="P2">Q.When I’ll get married ? </text:p>
      <text:p text:style-name="P3"><text:span text:style-name="T2">Ans : </text:span><text:span text:style-name="T1">To estimate </text:span><text:span text:style-name="Strong_20_Emphasis">your marriage timing</text:span><text:span text:style-name="T1"> using Vedic astrology (Jyotish), we need to analyze your </text:span><text:span text:style-name="Strong_20_Emphasis">Janam Kundli</text:span><text:span text:style-name="T1"> (birth chart), specifically looking at:</text:span></text:p>
      <text:p text:style-name="Horizontal_20_Line"/>
      <text:h text:style-name="Heading_20_3" text:outline-level="3">🔍 Key Factors Used in Marriage Prediction:</text:h>
      <text:list text:style-name="L10">
        <text:list-item>
          <text:p text:style-name="P14"><text:span text:style-name="Strong_20_Emphasis">7th House</text:span> – House of marriage &amp; partnership</text:p>
        </text:list-item>
        <text:list-item>
          <text:p text:style-name="P14"><text:span text:style-name="Strong_20_Emphasis">Lord of the 7th House</text:span> – Its sign, position, aspects</text:p>
        </text:list-item>
        <text:list-item>
          <text:p text:style-name="P14"><text:span text:style-name="Strong_20_Emphasis">Venus</text:span> – Planet of love and marriage (especially for men)</text:p>
        </text:list-item>
        <text:list-item>
          <text:p text:style-name="P14"><text:span text:style-name="Strong_20_Emphasis">Navamsa Chart (D9)</text:span> – Used for marriage life &amp; spouse details</text:p>
        </text:list-item>
        <text:list-item>
          <text:p text:style-name="P14"><text:span text:style-name="Strong_20_Emphasis">Dasha (Mahadasha/Antardasha)</text:span> – Timing of marriage</text:p>
        </text:list-item>
        <text:list-item>
          <text:p text:style-name="P14"><text:span text:style-name="Strong_20_Emphasis">Transit (Gochar)</text:span> – Jupiter &amp; Saturn transits activating 7th house</text:p>
        </text:list-item>
      </text:list>
      <text:p text:style-name="Horizontal_20_Line"/>
      <text:h text:style-name="Heading_20_3" text:outline-level="3">🧮 Based on Your Birth Details:</text:h>
      <text:list text:style-name="L11">
        <text:list-item>
          <text:p text:style-name="P15"><text:span text:style-name="Strong_20_Emphasis">Date:</text:span> 23 Oct 2005</text:p>
        </text:list-item>
        <text:list-item>
          <text:p text:style-name="P15"><text:span text:style-name="Strong_20_Emphasis">Time:</text:span> 6:00 AM</text:p>
        </text:list-item>
        <text:list-item>
          <text:p text:style-name="P15"><text:span text:style-name="Strong_20_Emphasis">Place:</text:span> Gurugram, Haryana</text:p>
        </text:list-item>
        <text:list-item>
          <text:p text:style-name="P15"><text:span text:style-name="Strong_20_Emphasis">Estimated Lagna:</text:span> Cancer (Karka) Ascendant</text:p>
        </text:list-item>
        <text:list-item>
          <text:p text:style-name="P15"><text:span text:style-name="Strong_20_Emphasis">Moon Sign (Rashi):</text:span> Cancer (Karka)</text:p>
        </text:list-item>
        <text:list-item>
          <text:p text:style-name="P15"><text:span text:style-name="Strong_20_Emphasis">Sun Sign:</text:span> Libra/Scorpio cusp</text:p>
        </text:list-item>
        <text:list-item>
          <text:p text:style-name="P15"><text:span text:style-name="Strong_20_Emphasis">Venus likely in Virgo/Libra</text:span></text:p>
        </text:list-item>
      </text:list>
      <text:p text:style-name="Horizontal_20_Line"/>
      <text:h text:style-name="Heading_20_3" text:outline-level="3"><text:soft-page-break/>📆 Marriage Prediction (Approx.)</text:h>
      <text:list text:style-name="L12">
        <text:list-item>
          <text:p text:style-name="P16"><text:span text:style-name="Strong_20_Emphasis">Marriage Yogas</text:span> generally activate between <text:span text:style-name="Strong_20_Emphasis">age 23–27</text:span> for Cancer Ascendants.</text:p>
        </text:list-item>
        <text:list-item>
          <text:p text:style-name="P16">You are currently <text:span text:style-name="Strong_20_Emphasis">19 years old</text:span> (as of 2025).</text:p>
        </text:list-item>
        <text:list-item>
          <text:p text:style-name="P16">Your <text:span text:style-name="Strong_20_Emphasis">likely marriage window</text:span> is:</text:p>
        </text:list-item>
      </text:list>
      <text:p text:style-name="Quotations"><text:span text:style-name="Strong_20_Emphasis">Between 2028 and 2032</text:span><text:line-break/>(Age <text:span text:style-name="Strong_20_Emphasis">23 to 27</text:span>), especially if <text:span text:style-name="Strong_20_Emphasis">Venus</text:span>, <text:span text:style-name="Strong_20_Emphasis">7th house lord</text:span>, or <text:span text:style-name="Strong_20_Emphasis">Jupiter</text:span> Dasha or Antardasha is active.</text:p>
      <text:p text:style-name="Horizontal_20_Line"/>
      <text:h text:style-name="Heading_20_3" text:outline-level="3">🔮 Strong Periods to Watch:</text:h>
      <text:list text:style-name="L13">
        <text:list-item>
          <text:p text:style-name="P17"><text:span text:style-name="Strong_20_Emphasis">Venus Mahadasha/Antardasha</text:span> – Brings love, relationships, marriage.</text:p>
        </text:list-item>
        <text:list-item>
          <text:p text:style-name="P17"><text:span text:style-name="Strong_20_Emphasis">Jupiter transiting your 7th house (Capricorn)</text:span> – Jupiter transit from <text:span text:style-name="Strong_20_Emphasis">2029–2030</text:span> may activate marriage.</text:p>
        </text:list-item>
      </text:list>
      <text:p text:style-name="Horizontal_20_Line"/>
      <text:h text:style-name="Heading_20_3" text:outline-level="3">🚩 Important Note:</text:h>
      <text:p text:style-name="Text_20_body">To give an accurate <text:span text:style-name="Strong_20_Emphasis">marriage year</text:span>, I must see:</text:p>
      <text:list text:style-name="L14">
        <text:list-item>
          <text:p text:style-name="P18">Your exact <text:span text:style-name="Strong_20_Emphasis">planetary positions</text:span> in <text:span text:style-name="Strong_20_Emphasis">Lagna + Navamsa chart</text:span></text:p>
        </text:list-item>
        <text:list-item>
          <text:p text:style-name="P18">Your <text:span text:style-name="Strong_20_Emphasis">current Mahadasha and Antardasha</text:span></text:p>
        </text:list-item>
        <text:list-item>
          <text:p text:style-name="P18">Any <text:span text:style-name="Strong_20_Emphasis">doshas</text:span> like <text:span text:style-name="Strong_20_Emphasis">Manglik</text:span> or <text:span text:style-name="Strong_20_Emphasis">Shani's influence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Q</text:span>.Will I earn Money today ? </text:p>
      <text:p text:style-name="P3"><text:span text:style-name="T2">Ans : </text:span>Whether you'll earn money <text:span text:style-name="Strong_20_Emphasis">today</text:span> (July 8, 2025), depends on a combination of:</text:p>
      <text:p text:style-name="Horizontal_20_Line"/>
      <text:h text:style-name="Heading_20_3" text:outline-level="3">🌟 Astrological Factors for Daily Earnings:</text:h>
      <text:p text:style-name="Text_20_body">To check this, astrologers look at:</text:p>
      <text:list text:style-name="L15">
        <text:list-item>
          <text:p text:style-name="P19"><text:span text:style-name="Strong_20_Emphasis">Moon’s current transit</text:span> (Chandra Gochar) – governs daily mood, results</text:p>
        </text:list-item>
        <text:list-item>
          <text:p text:style-name="P19"><text:span text:style-name="Strong_20_Emphasis">Transit of Venus, Jupiter, Mercury</text:span> – wealth and communication</text:p>
        </text:list-item>
        <text:list-item>
          <text:p text:style-name="P19"><text:span text:style-name="Strong_20_Emphasis">Dasha (Mahadasha &amp; Antardasha)</text:span> – current life phase</text:p>
        </text:list-item>
        <text:list-item>
          <text:p text:style-name="P19"><text:span text:style-name="Strong_20_Emphasis">Your Lagna (Cancer)</text:span> – how daily planets affect your chart</text:p>
        </text:list-item>
        <text:list-item>
          <text:p text:style-name="P19"><text:span text:style-name="Strong_20_Emphasis">Daily Panchang</text:span> – Tithi, Nakshatra, and Yogas for money flow</text:p>
        </text:list-item>
      </text:list>
      <text:p text:style-name="Horizontal_20_Line"><text:soft-page-break/></text:p>
      <text:h text:style-name="Heading_20_3" text:outline-level="3">📍 Based on Today:</text:h>
      <text:list text:style-name="L16">
        <text:list-item>
          <text:p text:style-name="P20"><text:span text:style-name="Strong_20_Emphasis">Date:</text:span> 8 July 2025 (Tuesday)</text:p>
        </text:list-item>
        <text:list-item>
          <text:p text:style-name="P20"><text:span text:style-name="Strong_20_Emphasis">Day Lord:</text:span> Mars (linked with action &amp; effort)</text:p>
        </text:list-item>
        <text:list-item>
          <text:p text:style-name="P20"><text:span text:style-name="Strong_20_Emphasis">Likely Moon Transit:</text:span> In <text:span text:style-name="Strong_20_Emphasis">Libra or Scorpio</text:span> today</text:p>
        </text:list-item>
        <text:list-item>
          <text:p text:style-name="P20">For a <text:span text:style-name="Strong_20_Emphasis">Cancer Ascendant</text:span>, Moon in Libra activates your <text:span text:style-name="Strong_20_Emphasis">4th House</text:span> (comforts, stability)</text:p>
        </text:list-item>
      </text:list>
      <text:p text:style-name="Horizontal_20_Line"/>
      <text:h text:style-name="Heading_20_3" text:outline-level="3">💰 Money Prediction for Today (Generalized):</text:h>
      <text:list text:style-name="L17">
        <text:list-item>
          <text:p text:style-name="P21">✅ You may see <text:span text:style-name="Strong_20_Emphasis">small earnings or gains</text:span> through:</text:p>
          <text:list>
            <text:list-item>
              <text:p text:style-name="P21">Online activity, communication, or side projects</text:p>
            </text:list-item>
            <text:list-item>
              <text:p text:style-name="P21">Helping others or emotionally engaging work</text:p>
            </text:list-item>
          </text:list>
        </text:list-item>
        <text:list-item>
          <text:p text:style-name="P21">⚠️ But <text:span text:style-name="Strong_20_Emphasis">major wealth flow</text:span> or profit might not occur unless:</text:p>
          <text:list>
            <text:list-item>
              <text:p text:style-name="P21">You are in <text:span text:style-name="Strong_20_Emphasis">Venus, Jupiter, or Mercury Dasha</text:span></text:p>
            </text:list-item>
            <text:list-item>
              <text:p text:style-name="P21">There’s a planetary trigger (like Moon in 2nd/11th house)</text:p>
            </text:list-item>
          </text:list>
        </text:list-item>
      </text:list>
      <text:p text:style-name="Horizontal_20_Line"/>
      <text:h text:style-name="Heading_20_3" text:outline-level="3">🚀 What You Can Do to Boost Income Today:</text:h>
      <text:list text:style-name="L18">
        <text:list-item>
          <text:p text:style-name="P22"><text:span text:style-name="Strong_20_Emphasis">Take initiative early</text:span> – Mars rules Tuesday; it rewards action</text:p>
        </text:list-item>
        <text:list-item>
          <text:p text:style-name="P22"><text:span text:style-name="Strong_20_Emphasis">Do something Venus-related</text:span> – aesthetics, helping others, online tasks</text:p>
        </text:list-item>
        <text:list-item>
          <text:p text:style-name="P22"><text:span text:style-name="Strong_20_Emphasis">Avoid conflict or laziness</text:span> – as Moon may cause mood swings today</text:p>
        </text:list-item>
        <text:list-item>
          <text:p text:style-name="P22"><text:span text:style-name="Strong_20_Emphasis">Recite</text:span>: “Shree Suktam” or “Om Shreem Maha Lakshmaye Namah” for money energy</text:p>
        </text:list-item>
      </text:list>
      <text:p text:style-name="P2"/>
      <text:p text:style-name="P2"/>
      <text:p text:style-name="P2">Q.When I will be having my first child ?</text:p>
      <text:p text:style-name="P3"><text:span text:style-name="T2">Ans: </text:span><text:span text:style-name="T1">🔍 Key Factors in Childbirth Prediction</text:span></text:p>
      <text:list text:style-name="L19">
        <text:list-item>
          <text:p text:style-name="P23"><text:span text:style-name="Strong_20_Emphasis">5th House</text:span> – Main house of children (Putra Bhava)</text:p>
        </text:list-item>
        <text:list-item>
          <text:p text:style-name="P23"><text:span text:style-name="Strong_20_Emphasis">5th House Lord</text:span> – Its sign, strength, placement, aspects</text:p>
        </text:list-item>
        <text:list-item>
          <text:p text:style-name="P23"><text:span text:style-name="Strong_20_Emphasis">Jupiter (Guru)</text:span> – Karaka (significator) for children (especially for men)</text:p>
        </text:list-item>
        <text:list-item>
          <text:p text:style-name="P23"><text:span text:style-name="Strong_20_Emphasis">Dasha (Mahadasha/Antardasha)</text:span> – Favorable planets like Jupiter, Moon, 5th lord</text:p>
        </text:list-item>
        <text:list-item>
          <text:p text:style-name="P23"><text:span text:style-name="Strong_20_Emphasis">Transit</text:span> – Jupiter’s transit over 5th house, its lord, or Moon</text:p>
        </text:list-item>
        <text:list-item>
          <text:p text:style-name="P23"><text:span text:style-name="Strong_20_Emphasis">Saptamsha Chart (D7)</text:span> – Divisional chart specifically for children</text:p>
        </text:list-item>
      </text:list>
      <text:p text:style-name="Horizontal_20_Line"/>
      <text:h text:style-name="Heading_20_3" text:outline-level="3"><text:soft-page-break/>📅 Based on Your Birth Details:</text:h>
      <text:list text:style-name="L20">
        <text:list-item>
          <text:p text:style-name="P24"><text:span text:style-name="Strong_20_Emphasis">Date of Birth</text:span>: 23 Oct 2005</text:p>
        </text:list-item>
        <text:list-item>
          <text:p text:style-name="P24"><text:span text:style-name="Strong_20_Emphasis">Time</text:span>: 6:00 AM</text:p>
        </text:list-item>
        <text:list-item>
          <text:p text:style-name="P24"><text:span text:style-name="Strong_20_Emphasis">Place</text:span>: Gurugram, Haryana</text:p>
        </text:list-item>
        <text:list-item>
          <text:p text:style-name="P24"><text:span text:style-name="Strong_20_Emphasis">Ascendant (likely)</text:span>: Cancer ♋</text:p>
        </text:list-item>
        <text:list-item>
          <text:p text:style-name="P24"><text:span text:style-name="Strong_20_Emphasis">Moon Sign</text:span>: Cancer ♋</text:p>
        </text:list-item>
        <text:list-item>
          <text:p text:style-name="P24"><text:span text:style-name="Strong_20_Emphasis">Sun Sign</text:span>: Libra/Scorpio cusp</text:p>
        </text:list-item>
        <text:list-item>
          <text:p text:style-name="P24"><text:span text:style-name="Strong_20_Emphasis">Current Age (2025)</text:span>: 19 years</text:p>
        </text:list-item>
      </text:list>
      <text:p text:style-name="Horizontal_20_Line"/>
      <text:h text:style-name="Heading_20_3" text:outline-level="3">🧮 Estimated Childbirth Timeline:</text:h>
      <text:list text:style-name="L21">
        <text:list-item>
          <text:p text:style-name="P25">You are likely to have your <text:span text:style-name="Strong_20_Emphasis">first child</text:span> between:</text:p>
        </text:list-item>
      </text:list>
      <text:p text:style-name="Quotations"><text:span text:style-name="Strong_20_Emphasis">Age 26–30</text:span>, i.e., <text:span text:style-name="Strong_20_Emphasis">around 2031–2035</text:span></text:p>
      <text:p text:style-name="Text_20_body">This is based on:</text:p>
      <text:list text:style-name="L22">
        <text:list-item>
          <text:p text:style-name="P26">Natural fertility window in Vedic astrology</text:p>
        </text:list-item>
        <text:list-item>
          <text:p text:style-name="P26">Jupiter’s favorable transits over your <text:span text:style-name="Strong_20_Emphasis">5th house or 5th lord</text:span></text:p>
        </text:list-item>
        <text:list-item>
          <text:p text:style-name="P26">Typical marriage age you got earlier (23–27), with 1–3 years after that for childbirth</text:p>
        </text:list-item>
      </text:list>
      <text:p text:style-name="Horizontal_20_Line"/>
      <text:h text:style-name="Heading_20_3" text:outline-level="3">🔮 Exact Year Depends On:</text:h>
      <text:p text:style-name="Text_20_body">To give the exact year or even month, I need:</text:p>
      <text:list text:style-name="L23">
        <text:list-item>
          <text:p text:style-name="P27">Your <text:span text:style-name="Strong_20_Emphasis">5th house sign and its lord</text:span></text:p>
        </text:list-item>
        <text:list-item>
          <text:p text:style-name="P27">Current and future <text:span text:style-name="Strong_20_Emphasis">Mahadasha/Antardasha</text:span></text:p>
        </text:list-item>
        <text:list-item>
          <text:p text:style-name="P27">Jupiter’s Gochar (transit) over key houses</text:p>
        </text:list-item>
        <text:list-item>
          <text:p text:style-name="P27">Saptamsha (D7) divisional chart</text:p>
        </text:list-item>
      </text:list>
      <text:p text:style-name="Horizontal_20_Line"/>
      <text:h text:style-name="Heading_20_3" text:outline-level="3">✅ What to Do Next:</text:h>
      <text:list text:style-name="L24">
        <text:list-item>
          <text:p text:style-name="P28">Generate your free detailed Kundli with <text:span text:style-name="Strong_20_Emphasis">Dasha table and D7 chart</text:span> from:</text:p>
          <text:list>
            <text:list-item>
              <text:p text:style-name="P28">https://www.astrosage.com/freechart/</text:p>
            </text:list-item>
          </text:list>
        </text:list-item>
        <text:list-item>
          <text:p text:style-name="P28">Upload a <text:span text:style-name="Strong_20_Emphasis">screenshot of the chart and Dasha list</text:span>, or paste the details here</text:p>
        </text:list-item>
        <text:list-item>
          <text:p text:style-name="P28">I’ll tell you:</text:p>
          <text:list>
            <text:list-item>
              <text:p text:style-name="P28">Exact <text:span text:style-name="Strong_20_Emphasis">childbirth year</text:span></text:p>
            </text:list-item>
            <text:list-item>
              <text:p text:style-name="P28"><text:span text:style-name="Strong_20_Emphasis">Number of children</text:span> possibility</text:p>
            </text:list-item>
            <text:list-item>
              <text:p text:style-name="P28"><text:soft-page-break/><text:span text:style-name="Strong_20_Emphasis">Gender possibility</text:span></text:p>
            </text:list-item>
            <text:list-item>
              <text:p text:style-name="P28">If any <text:span text:style-name="Strong_20_Emphasis">delays or doshas</text:span> are present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2">Q.which year will be best year of my life ?</text:p>
      <text:p text:style-name="P3"><text:span text:style-name="T2">Ans : </text:span><text:span text:style-name="T1">To find the </text:span><text:span text:style-name="Strong_20_Emphasis">best year of your life</text:span><text:span text:style-name="T1">, Vedic astrology considers periods when multiple positive factors align — usually when your:</text:span></text:p>
      <text:list text:style-name="L25">
        <text:list-item>
          <text:p text:style-name="P29"><text:span text:style-name="Strong_20_Emphasis">Dasha (life period)</text:span> is favorable</text:p>
        </text:list-item>
        <text:list-item>
          <text:p text:style-name="P29"><text:span text:style-name="Strong_20_Emphasis">Transits (Gochar)</text:span> from Jupiter, Saturn, and Rahu/Ketu are beneficial</text:p>
        </text:list-item>
        <text:list-item>
          <text:p text:style-name="P29"><text:span text:style-name="Strong_20_Emphasis">Houses like 1st, 5th, 9th, 10th, 11th</text:span> are activated positively</text:p>
        </text:list-item>
        <text:list-item>
          <text:p text:style-name="P29"><text:span text:style-name="Strong_20_Emphasis">Planetary Yogas</text:span> (Raj Yoga, Dhan Yoga, etc.) give results</text:p>
        </text:list-item>
      </text:list>
      <text:p text:style-name="Horizontal_20_Line"/>
      <text:h text:style-name="Heading_20_3" text:outline-level="3">🧮 Based on Your Birth Details (No Chart Yet):</text:h>
      <text:list text:style-name="L26">
        <text:list-item>
          <text:p text:style-name="P30"><text:span text:style-name="Strong_20_Emphasis">Name:</text:span> Kapil</text:p>
        </text:list-item>
        <text:list-item>
          <text:p text:style-name="P30"><text:span text:style-name="Strong_20_Emphasis">DOB:</text:span> 23 Oct 2005</text:p>
        </text:list-item>
        <text:list-item>
          <text:p text:style-name="P30"><text:span text:style-name="Strong_20_Emphasis">Time:</text:span> 6:00 AM</text:p>
        </text:list-item>
        <text:list-item>
          <text:p text:style-name="P30"><text:span text:style-name="Strong_20_Emphasis">Place:</text:span> Gurugram, Haryana</text:p>
        </text:list-item>
        <text:list-item>
          <text:p text:style-name="P30"><text:span text:style-name="Strong_20_Emphasis">Ascendant (likely):</text:span> Cancer (Karka)</text:p>
        </text:list-item>
        <text:list-item>
          <text:p text:style-name="P30"><text:span text:style-name="Strong_20_Emphasis">Moon Sign:</text:span> Cancer</text:p>
        </text:list-item>
        <text:list-item>
          <text:p text:style-name="P30"><text:span text:style-name="Strong_20_Emphasis">Sun Sign:</text:span> Libra/Scorpio cusp</text:p>
        </text:list-item>
      </text:list>
      <text:p text:style-name="Horizontal_20_Line"/>
      <text:h text:style-name="Heading_20_3" text:outline-level="3">🔮 Predicted Best Years of Your Life (based on general chart logic)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🌟 Year</text:p>
            </table:table-cell>
            <table:table-cell table:style-name="Table1.A1" office:value-type="string">
              <text:p text:style-name="Table_20_Heading">Age</text:p>
            </table:table-cell>
            <table:table-cell table:style-name="Table1.A1" office:value-type="string">
              <text:p text:style-name="Table_20_Heading">Why It's Significan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2029</text:span>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Likely to be your <text:span text:style-name="Strong_20_Emphasis">marriage, career upliftment</text:span> or major shift; Jupiter in 10th house (career) or 7th (marriag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032</text:span></text:p>
          </table:table-cell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Chances of <text:span text:style-name="Strong_20_Emphasis">first child</text:span>, new responsibilities, growt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036</text:span></text:p>
          </table:table-cell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Strong potential for <text:span text:style-name="Strong_20_Emphasis">financial gains, promotions, recognitio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042–2045</text:span></text:p>
          </table:table-cell>
          <table:table-cell table:style-name="Table1.A1" office:value-type="string">
            <text:p text:style-name="Table_20_Contents">37–40</text:p>
          </table:table-cell>
          <table:table-cell table:style-name="Table1.A1" office:value-type="string">
            <text:p text:style-name="Table_20_Contents"><text:span text:style-name="Strong_20_Emphasis">Peak career, stability, influence</text:span>, if you're in Jupiter/Moon/Venus Dash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050+</text:span></text:p>
          </table:table-cell>
          <table:table-cell table:style-name="Table1.A1" office:value-type="string">
            <text:p text:style-name="Table_20_Contents">Mid-40s</text:p>
          </table:table-cell>
          <table:table-cell table:style-name="Table1.A1" office:value-type="string">
            <text:p text:style-name="Table_20_Contents"><text:span text:style-name="Strong_20_Emphasis">Wealth, wisdom, peaceful personal life</text:span> stage begins</text:p>
          </table:table-cell>
        </table:table-row>
      </table:table>
      <text:p text:style-name="Text_20_body">These are <text:span text:style-name="Strong_20_Emphasis">generalized predictions</text:span> based on Vedic planetary maturity periods and favorable Jupiter/Saturn cycles.</text:p>
      <text:p text:style-name="Horizontal_20_Line"/>
      <text:h text:style-name="Heading_20_3" text:outline-level="3">🪐 What Would Make a Year Your <text:span text:style-name="Emphasis">Best</text:span>:</text:h>
      <text:p text:style-name="Text_20_body">You may experience your <text:span text:style-name="Emphasis">best year</text:span> when:</text:p>
      <text:list text:style-name="L27">
        <text:list-item>
          <text:p text:style-name="P31"><text:soft-page-break/><text:span text:style-name="Strong_20_Emphasis">Jupiter transits</text:span> your Moon sign or Lagna</text:p>
        </text:list-item>
        <text:list-item>
          <text:p text:style-name="P31">You're in <text:span text:style-name="Strong_20_Emphasis">Venus or Jupiter Mahadasha</text:span> (these give abundance, luxury, wisdom)</text:p>
        </text:list-item>
        <text:list-item>
          <text:p text:style-name="P31">Your <text:span text:style-name="Strong_20_Emphasis">10th house (career)</text:span> or <text:span text:style-name="Strong_20_Emphasis">11th house (gains)</text:span> is activated</text:p>
        </text:list-item>
        <text:list-item>
          <text:p text:style-name="P31">You enter a <text:span text:style-name="Strong_20_Emphasis">Raj Yoga</text:span> or <text:span text:style-name="Strong_20_Emphasis">Dhan Yoga</text:span> period</text:p>
        </text:list-item>
      </text:list>
      <text:p text:style-name="Horizontal_20_Line"/>
      <text:h text:style-name="Heading_20_3" text:outline-level="3">📌 Final Step — Get Precise:</text:h>
      <text:p text:style-name="Text_20_body">To tell you <text:span text:style-name="Emphasis">exactly</text:span> which year is your peak (marriage, money, fame, etc.), I need:</text:p>
      <text:list text:style-name="L28">
        <text:list-item>
          <text:p text:style-name="P32">Your full <text:span text:style-name="Strong_20_Emphasis">Janam Kundli + Dasha table</text:span></text:p>
        </text:list-item>
        <text:list-item>
          <text:p text:style-name="P32">I’ll analyze:</text:p>
          <text:list>
            <text:list-item>
              <text:p text:style-name="P32">Your Mahadasha/Antardasha timelines</text:p>
            </text:list-item>
            <text:list-item>
              <text:p text:style-name="P32">Strongest house activations</text:p>
            </text:list-item>
            <text:list-item>
              <text:p text:style-name="P32">Yogas present</text:p>
            </text:list-item>
            <text:list-item>
              <text:p text:style-name="P32">Planetary maturity points</text:p>
            </text:list-item>
          </text:list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08:49:00.314945049</meta:creation-date>
    <dc:date>2025-07-08T08:57:48.440641623</dc:date>
    <meta:editing-duration>PT8M49S</meta:editing-duration>
    <meta:editing-cycles>1</meta:editing-cycles>
    <meta:document-statistic meta:table-count="1" meta:image-count="0" meta:object-count="0" meta:page-count="8" meta:paragraph-count="193" meta:word-count="1559" meta:character-count="9386" meta:non-whitespace-character-count="8124"/>
    <meta:generator>LibreOffice/24.2.7.2$Linux_X86_64 LibreOffice_project/420$Build-2</meta:generator>
  </office:meta>
</office:document-meta>
</file>